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華康中楷體" svg:font-family="華康中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華康中楷體1" svg:font-family="華康中楷體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>
        <style:tab-stops>
          <style:tab-stop style:position="10.821cm"/>
        </style:tab-stops>
      </style:paragraph-properties>
    </style:style>
    <style:style style:name="P4" style:family="paragraph" style:parent-style-name="Standard">
      <style:paragraph-properties fo:text-align="end" style:justify-single-word="false">
        <style:tab-stops>
          <style:tab-stop style:position="12.488cm"/>
        </style:tab-stops>
      </style:paragraph-properties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margin-left="1.256cm" fo:margin-right="0cm" fo:orphans="2" fo:widows="2" fo:text-indent="-1.256cm" style:auto-text-indent="false" style:vertical-align="bottom" style:snap-to-layout-grid="false"/>
    </style:style>
    <style:style style:name="P8" style:family="paragraph" style:parent-style-name="Standard">
      <style:paragraph-properties fo:margin-left="2cm" fo:margin-right="0cm" fo:line-height="0.811cm" fo:text-indent="0cm" style:auto-text-indent="false"/>
    </style:style>
    <style:style style:name="P9" style:family="paragraph" style:parent-style-name="Standard">
      <style:paragraph-properties fo:margin-left="2.753cm" fo:margin-right="0cm" fo:line-height="0.811cm" fo:text-indent="-0.755cm" style:auto-text-indent="false"/>
    </style:style>
    <style:style style:name="P10" style:family="paragraph" style:parent-style-name="Standard">
      <style:paragraph-properties fo:margin-left="1.951cm" fo:margin-right="0cm" fo:orphans="2" fo:widows="2" fo:text-indent="-1.976cm" style:auto-text-indent="false" style:vertical-align="bottom" style:snap-to-layout-grid="false"/>
      <style:text-properties fo:font-size="14pt" style:font-name-asian="標楷體1" style:font-size-asian="14pt" style:font-size-complex="14pt"/>
    </style:style>
    <style:style style:name="P11" style:family="paragraph" style:parent-style-name="Standard">
      <style:paragraph-properties fo:margin-left="1.951cm" fo:margin-right="0cm" fo:orphans="2" fo:widows="2" fo:text-indent="-1.976cm" style:auto-text-indent="false" style:vertical-align="bottom" style:snap-to-layout-grid="false"/>
    </style:style>
    <style:style style:name="P12" style:family="paragraph" style:parent-style-name="Standard">
      <style:paragraph-properties fo:margin-left="1.926cm" fo:margin-right="0cm" fo:orphans="2" fo:widows="2" fo:text-indent="0cm" style:auto-text-indent="false" style:vertical-align="bottom" style:snap-to-layout-grid="false"/>
    </style:style>
    <style:style style:name="P13" style:family="paragraph" style:parent-style-name="Standard" style:master-page-name="Standard">
      <style:paragraph-properties fo:line-height="0.811cm" style:page-number="auto"/>
    </style:style>
    <style:style style:name="P14" style:family="paragraph" style:parent-style-name="Body_20_Text_20_Indent_20_2">
      <style:paragraph-properties fo:line-height="0.811cm"/>
    </style:style>
    <style:style style:name="P15" style:family="paragraph" style:parent-style-name="Text_20_body_20_indent">
      <style:paragraph-properties fo:margin-left="2cm" fo:margin-right="0cm" fo:line-height="0.811cm" fo:text-indent="-2cm" style:auto-text-indent="false"/>
    </style:style>
    <style:style style:name="T1" style:family="text">
      <style:text-properties style:font-name="標楷體" fo:font-size="20pt" style:font-name-asian="標楷體1" style:font-size-asian="20pt" style:font-size-complex="20pt"/>
    </style:style>
    <style:style style:name="T2" style:family="text">
      <style:text-properties style:font-name="標楷體" fo:font-size="14pt" style:font-name-asian="標楷體1" style:font-size-asian="14pt" style:font-size-complex="14pt"/>
    </style:style>
    <style:style style:name="T3" style:family="text">
      <style:text-properties fo:font-size="11pt" style:font-name-asian="標楷體1" style:font-size-asian="11pt" style:font-size-complex="11pt"/>
    </style:style>
    <style:style style:name="T4" style:family="text">
      <style:text-properties style:font-name="Times New Roman" fo:font-size="14pt" style:font-name-asian="標楷體1" style:font-size-asian="14pt" style:font-size-complex="14pt"/>
    </style:style>
    <style:style style:name="T5" style:family="text">
      <style:text-properties style:font-name="Times New Roman" style:font-name-asian="標楷體1"/>
    </style:style>
    <style:style style:name="T6" style:family="text">
      <style:text-properties fo:font-size="14pt" style:font-name-asian="標楷體1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name-asian="標楷體1" style:font-size-asian="14pt" style:font-size-complex="14pt"/>
    </style:style>
    <style:style style:name="T8" style:family="text">
      <style:text-properties fo:font-size="14pt" fo:font-weight="bold" style:font-name-asian="標楷體1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solid" style:text-underline-width="auto" style:text-underline-color="font-color" style:font-name-asian="標楷體1" style:font-size-asian="14pt" style:font-size-complex="14pt"/>
    </style:style>
    <style:style style:name="T10" style:family="text">
      <style:text-properties fo:color="#ff0000" fo:font-size="14pt" style:font-name-asian="標楷體1" style:font-size-asian="14pt" style:font-size-complex="14pt"/>
    </style:style>
    <style:style style:name="T11" style:family="text">
      <style:text-properties fo:color="#ff0000" style:font-name="標楷體" fo:font-size="14pt" style:text-underline-style="solid" style:text-underline-width="auto" style:text-underline-color="font-color" style:font-name-asian="標楷體1" style:font-size-asian="14pt" style:font-size-complex="14pt"/>
    </style:style>
    <style:style style:name="T12" style:family="text">
      <style:text-properties fo:color="#ff0000" style:font-name-asian="標楷體1"/>
    </style:style>
    <style:style style:name="T13" style:family="text">
      <style:text-properties fo:color="#ff0000" fo:font-size="13pt" style:text-underline-style="solid" style:text-underline-width="auto" style:text-underline-color="font-color" style:font-name-asian="標楷體1" style:font-size-asian="13pt" style:font-size-complex="13pt"/>
    </style:style>
    <style:style style:name="T14" style:family="text">
      <style:text-properties fo:color="#ff0000" style:text-underline-style="solid" style:text-underline-width="auto" style:text-underline-color="font-color" style:font-name-asian="標楷體1"/>
    </style:style>
    <style:style style:name="T15" style:family="text">
      <style:text-properties style:font-name-asian="標楷體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國立交通大學工學院教師評審委員會設置辦法</text:span></text:p>
      <text:p text:style-name="P1"/>
      <text:p text:style-name="P2"><text:span text:style-name="T3">84年9月19日 工學院院教評會修訂</text:span></text:p>
      <text:p text:style-name="P2"><text:span text:style-name="T3">84年10月19日 工學院院教評會修訂通過</text:span></text:p>
      <text:p text:style-name="P3"><text:span text:style-name="T3">84年11月17日 工學院院務會議修訂通過</text:span></text:p>
      <text:p text:style-name="P4"><text:span text:style-name="T3">89年10月30日 工學院院教評會修訂通過</text:span></text:p>
      <text:p text:style-name="P2"><text:span text:style-name="T3">89年11月13日 工學院院務會議修正通過</text:span></text:p>
      <text:p text:style-name="P2"><text:span text:style-name="T3">102年4月1日101學年度第6次院教評會議修正通過第1、2、3、5、6、7條條文</text:span></text:p>
      <text:p text:style-name="P2"><text:span text:style-name="T3">102年6月13日101學年度第8次院教評會議修正通過第4條條文</text:span></text:p>
      <text:p text:style-name="P2"><text:span text:style-name="T3">102年9月11日102學年度第1次院務會議修正通過第1、3、4、5、6、7條條文</text:span></text:p>
      <text:p text:style-name="P2"><text:span text:style-name="T3">102年11月20日102學年度第2次院教評會修正通過第2條條文</text:span></text:p>
      <text:p text:style-name="P2"><text:span text:style-name="T3">102年12月3日102學年度第3次院務會議修正通過第2條條文</text:span></text:p>
      <text:p text:style-name="P2"><text:span text:style-name="T3">103年1月8日校教評會核備通過</text:span><text:bookmark text:name="_GoBack"/></text:p>
      <text:p text:style-name="Standard"><text:span text:style-name="T3"><text:tab/></text:span></text:p>
      <text:p text:style-name="P15"><text:span text:style-name="T4">第一條　</text:span><text:span text:style-name="T6">依據本校組織規程</text:span><text:span text:style-name="T9">及本校院級教師評審委員會設置準則之規定訂定本辦法，</text:span><text:span text:style-name="T6">設置「工學院教師評審委員會」（以下簡稱「院教評會」）。</text:span></text:p>
      <text:p text:style-name="P15"><text:span text:style-name="T4">第二條　</text:span><text:span text:style-name="T2">院教評會</text:span><text:span text:style-name="T11">負責評審系級教評會所送審之專兼任教師之聘任、解聘、停聘、不續聘、升等、延長服務、借調、研究及進修等案件及議決其他依法令（含本校章則）應由本會審議之相關事項，並提出建議，作為校級教師評審委員會之評審依據。</text:span></text:p>
      <text:p text:style-name="P7"><text:span text:style-name="T6">第三條　</text:span><text:span text:style-name="T9">院教評會之委員及召集人依下列方式組成之：</text:span></text:p>
      <text:p text:style-name="P8"><text:span text:style-name="T9">一、以院長為當然委員兼召集人。</text:span></text:p>
      <text:p text:style-name="P9"><text:span text:style-name="T10">二、</text:span><text:span text:style-name="T6">院教評會委員由</text:span><text:span text:style-name="T9">全</text:span><text:span text:style-name="T6">院</text:span><text:span text:style-name="T9">編制內專任教師</text:span><text:span text:style-name="T6">依每八人推選一人之比例組成（不滿八人者加一人），各系所分配之名額由院教評會決定，委員由各系、所推選產生</text:span><text:span text:style-name="T9">，系所教評會召集人得為當然委員</text:span><text:span text:style-name="T6">。</text:span></text:p>
      <text:p text:style-name="P15"><text:span text:style-name="T4">第四條　</text:span><text:span text:style-name="T6">院教評會委員之資格為已獲教育部教授證書，且在最近三年內曾發表國際學術性期刊論文。</text:span></text:p>
      <text:p text:style-name="P14"><text:span text:style-name="T12"><text:tab/></text:span><text:span text:style-name="T13">院教評會委員之任期為一年，連選得連任之。委員於任期中退休、離職</text:span><text:span text:style-name="T14">、休假研究、離校研修或留職停薪，由該教師所屬系所再行推派委員遞補之。</text:span></text:p>
      <text:p text:style-name="P10"/>
      <text:p text:style-name="P11"><text:span text:style-name="T6">第五條　</text:span><text:span text:style-name="T9">院教評會每學期至少召開一次會議，遇有重要事項得隨時召開之。</text:span></text:p>
      <text:p text:style-name="P12"><text:soft-page-break/><text:span text:style-name="T9">院教評會應有三分之二以上委員出席始得開會，審查事項經出席委員三分之二以上同意始得決議。</text:span></text:p>
      <text:p text:style-name="P12"><text:span text:style-name="T9">院教評會委員，在教評會評審與其相關事項時須迴避。</text:span></text:p>
      <text:p text:style-name="P12"><text:span text:style-name="T6">院教評會委員在評審升等案時若不克出席，不得行使投票權。</text:span></text:p>
      <text:p text:style-name="P15"><text:span text:style-name="T6">第六條　</text:span><text:span text:style-name="T9">本校教師解聘、停聘或不續聘案如事證明確，而系教評會所作之決議與法令規定顯然不合或顯有不當時，院教評會得逕依規定審議變更之。</text:span></text:p>
      <text:p text:style-name="P14"><text:span text:style-name="T5">第七條　</text:span><text:span text:style-name="T15">本設置辦法</text:span><text:span text:style-name="T14">由院教評會訂定，</text:span><text:span text:style-name="T15">經院務會議通過並送校</text:span><text:span text:style-name="T14">級</text:span><text:span text:style-name="T15">教評會核備後實施，修正時亦同。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華康中楷體" svg:font-family="華康中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華康中楷體1" svg:font-family="華康中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default-outline-level="" style:class="text">
      <style:paragraph-properties fo:margin-left="2.328cm" fo:margin-right="0cm" fo:text-indent="-2.328cm" style:auto-text-indent="false"/>
      <style:text-properties style:font-name="華康中楷體" fo:font-family="華康中楷體" style:font-family-generic="roman" style:font-pitch="variable" fo:font-size="16pt" style:letter-kerning="false" style:font-name-asian="華康中楷體1" style:font-family-asian="華康中楷體" style:font-family-generic-asian="system" style:font-pitch-asian="variable" style:font-size-asian="16pt" style:font-size-complex="16pt"/>
    </style:style>
    <style:style style:name="Body_20_Text_20_Indent_20_2" style:display-name="Body Text Indent 2" style:family="paragraph" style:parent-style-name="Standard" style:default-outline-level="">
      <style:paragraph-properties fo:margin-left="2cm" fo:margin-right="0cm" fo:text-indent="-2cm" style:auto-text-indent="false"/>
      <style:text-properties style:font-name="華康中楷體" fo:font-family="華康中楷體" style:font-family-generic="roman" style:font-pitch="variable" fo:font-size="14pt" style:letter-kerning="false" style:font-name-asian="華康中楷體1" style:font-family-asian="華康中楷體" style:font-family-generic-asian="system" style:font-pitch-asian="variable" style:font-size-asian="14pt" style:font-size-complex="14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本文縮排_20_字元" style:display-name="本文縮排 字元" style:family="text" style:parent-style-name="Default_20_Paragraph_20_Font">
      <style:text-properties style:font-name="華康中楷體" fo:font-family="華康中楷體" style:font-family-generic="roman" style:font-pitch="variable" fo:font-size="16pt" style:letter-kerning="false" style:font-name-asian="華康中楷體1" style:font-family-asian="華康中楷體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本文縮排_20_2_20_字元" style:display-name="本文縮排 2 字元" style:family="text" style:parent-style-name="Default_20_Paragraph_20_Font">
      <style:text-properties style:font-name="華康中楷體" fo:font-family="華康中楷體" style:font-family-generic="roman" style:font-pitch="variable" fo:font-size="14pt" style:letter-kerning="false" style:font-name-asian="華康中楷體1" style:font-family-asian="華康中楷體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頁首_20_字元" style:display-name="頁首 字元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新細明體" style:font-family-asian="新細明體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新細明體" style:font-family-asian="新細明體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>
      <style:text-properties fo:language="en" fo:country="US"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chuang</meta:initial-creator>
    <dc:creator>ichichuang</dc:creator>
    <meta:editing-cycles>3</meta:editing-cycles>
    <meta:print-date>2013-03-29T09:06:00</meta:print-date>
    <meta:creation-date>2014-03-19T06:14:00</meta:creation-date>
    <dc:date>2014-03-19T06:16:00</dc:date>
    <meta:editing-duration>PT2M</meta:editing-duration>
    <meta:generator>LibreOffice/5.1.4.2$Windows_x86 LibreOffice_project/f99d75f39f1c57ebdd7ffc5f42867c12031db97a</meta:generator>
    <meta:document-statistic meta:table-count="0" meta:image-count="0" meta:object-count="0" meta:page-count="2" meta:paragraph-count="26" meta:word-count="903" meta:character-count="958" meta:non-whitespace-character-count="9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